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1mm"/>
    </style:style>
    <style:style style:name="co2" style:family="table-column">
      <style:table-column-properties fo:break-before="auto" style:column-width="32.74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36.3mm"/>
    </style:style>
    <style:style style:name="co5" style:family="table-column">
      <style:table-column-properties fo:break-before="auto" style:column-width="29.4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removed old frame</text:p>
          </table:table-cell>
          <table:table-cell table:style-name="ce1" office:value-type="string" calcext:value-type="string">
            <text:p>Added new fr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ODO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agTre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ToDo</text:p>
          </table:table-cell>
          <table:table-cell office:value-type="string" calcext:value-type="string">
            <text:p>Situ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eeSelecto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rivedTre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lementaryTree</text:p>
          </table:table-cell>
          <table:table-cell office:value-type="string" calcext:value-type="string">
            <text:p>updateFrameSem: include relations was hopefully prooperly righ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reeDeriver</text:p>
          </table:table-cell>
          <table:table-cell office:value-type="string" calcext:value-type="string">
            <text:p>frames not merged and no cleanup (as with old frames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MDerivationBuilder</text:p>
          </table:table-cell>
          <table:table-cell office:value-type="string" calcext:value-type="string">
            <text:p>TODO: looks doable but takes too much time atm, builds the output. Maybe refactor anywa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rivedTreeView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arseTreeCollec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ViewTreeBuild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MLTreeDisplay</text:p>
          </table:table-cell>
          <table:table-cell office:value-type="string" calcext:value-type="string">
            <text:p>probably only „GUI“-fram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MLViewTree</text:p>
          </table:table-cell>
          <table:table-cell office:value-type="string" calcext:value-type="string">
            <text:p>nothing tod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raphExplorer</text:p>
          </table:table-cell>
          <table:table-cell office:value-type="string" calcext:value-type="string">
            <text:p>probably only „GUI“-fram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MLTTMCTAGRead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s</text:p>
          </table:table-cell>
          <table:table-cell office:value-type="string" calcext:value-type="string">
            <text:p>mergeFrames method (used in TreeDeriver) not adapted. Hopefullly we can avoid a mergeFrameSem he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rameUpdater</text:p>
          </table:table-cell>
          <table:table-cell office:value-type="string" calcext:value-type="string">
            <text:p>include Relations in renam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08.11. Feierabend next step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f in the mood, do treeselector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n, find out if DOMDerivaitonBUilder is necessary for graphic output and XML outp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f so, refactor and find out if it works, this could be don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f not, debug and see where we get „lost“: breakpoints in all classes mentioned abov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th simon: find out how to run a GUI like the one online locally, make this the default output of TuLiP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al could be to have the beautiful display things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00.00.0000</text:date>, <text:time style:data-style-name="N2" text:time-value="11:07:11.28994826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6:07:24.305473461</meta:creation-date>
    <dc:date>2018-11-15T19:27:06.159186986</dc:date>
    <meta:editing-duration>PT4H22M18S</meta:editing-duration>
    <meta:editing-cycles>30</meta:editing-cycles>
    <meta:generator>LibreOffice/5.1.6.2$Linux_X86_64 LibreOffice_project/10m0$Build-2</meta:generator>
    <meta:document-statistic meta:table-count="1" meta:cell-count="47" meta:object-count="0"/>
  </office:meta>
</office:document-meta>
</file>